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92mm"/>
    </style:style>
    <style:style style:name="co2" style:family="table-column">
      <style:table-column-properties fo:break-before="auto" style:column-width="31.8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<text:a xlink:href="mailto:sonamsingh1528@gmail.com" xlink:type="simple">sonamsingh1528@gmail.com</text:a></text:p>
          </table:table-cell>
          <table:table-cell table:style-name="ce2" office:value-type="float" office:value="9431603863" calcext:value-type="float">
            <text:p>9431603863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1" office:value-type="string" calcext:value-type="string">
            <text:p><text:a xlink:href="mailto:juhisingh1494@gmail.com" xlink:type="simple">juhisingh1494@gmail.com</text:a></text:p>
          </table:table-cell>
          <table:table-cell office:value-type="string" calcext:value-type="string">
            <text:p>sonamsingh1528</text:p>
          </table:table-cell>
          <table:table-cell office:value-type="string" calcext:value-type="string">
            <text:p>p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0:22:13.006458002</meta:creation-date>
    <meta:generator>LibreOffice/6.0.7.3$Linux_X86_64 LibreOffice_project/00m0$Build-3</meta:generator>
    <dc:date>2020-03-13T10:13:57.745141659</dc:date>
    <meta:editing-duration>PT23H40M35S</meta:editing-duration>
    <meta:editing-cycles>3</meta:editing-cycles>
    <meta:document-statistic meta:table-count="1" meta:cell-count="9" meta:object-count="0"/>
  </office:meta>
</office:document-meta>
</file>